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6c684" officeooo:paragraph-rsid="0006c684"/>
    </style:style>
    <style:style style:name="P2" style:family="paragraph" style:parent-style-name="Preformatted_20_Text">
      <style:paragraph-properties fo:text-align="start" style:justify-single-word="false"/>
      <style:text-properties officeooo:rsid="0006c684" officeooo:paragraph-rsid="0006c684"/>
    </style:style>
    <style:style style:name="P3" style:family="paragraph" style:parent-style-name="Preformatted_20_Text">
      <style:paragraph-properties fo:text-align="start" style:justify-single-word="false"/>
      <style:text-properties officeooo:paragraph-rsid="0006c684"/>
    </style:style>
    <style:style style:name="P4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08bd93" officeooo:paragraph-rsid="0008bd93" fo:background-color="#ffff00" style:font-name-asian="Noto Sans Mono CJK SC" style:font-size-asian="12pt" style:font-weight-asian="bold" style:font-name-complex="Liberation Mono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Mono" fo:font-size="10.5pt" fo:font-weight="bold" officeooo:rsid="0008bd93" officeooo:paragraph-rsid="0008bd93" fo:background-color="transparent" style:font-name-asian="Noto Sans Mono CJK SC" style:font-size-asian="10.5pt" style:font-weight-asian="bold" style:font-name-complex="Liberation Mono" style:font-size-complex="10.5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size="14pt" fo:font-weight="bold" officeooo:paragraph-rsid="0006c684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6pt" fo:font-weight="bold" officeooo:rsid="0006c684" officeooo:paragraph-rsid="0006c684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06c684" officeooo:paragraph-rsid="0006c684" style:font-size-asian="12pt" style:font-size-complex="12pt"/>
    </style:style>
    <style:style style:name="P9" style:family="paragraph" style:parent-style-name="Preformatted_20_Text">
      <style:paragraph-properties fo:text-align="center" style:justify-single-word="false"/>
      <style:text-properties fo:font-size="13pt" fo:font-weight="bold" officeooo:rsid="0006c684" officeooo:paragraph-rsid="0006c684" fo:background-color="#ffff00" style:font-size-asian="13pt" style:font-weight-asian="bold" style:font-size-complex="13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Liberation Mono" fo:font-size="10.5pt" fo:font-weight="bold" officeooo:rsid="0008bd93" officeooo:paragraph-rsid="0008bd93" fo:background-color="transparent" style:font-name-asian="Noto Sans Mono CJK SC" style:font-size-asian="10.5pt" style:font-weight-asian="bold" style:font-name-complex="Liberation Mono" style:font-size-complex="10.5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Liberation Mono" fo:font-size="10.5pt" fo:font-weight="bold" officeooo:rsid="0008bd93" officeooo:paragraph-rsid="000a79f2" fo:background-color="transparent" style:font-name-asian="Noto Sans Mono CJK SC" style:font-size-asian="10.5pt" style:font-weight-asian="bold" style:font-name-complex="Liberation Mono" style:font-size-complex="10.5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Liberation Mono" fo:font-size="10.5pt" fo:font-weight="bold" officeooo:rsid="0008bd93" officeooo:paragraph-rsid="000b45f7" fo:background-color="transparent" style:font-name-asian="Noto Sans Mono CJK SC" style:font-size-asian="10.5pt" style:font-weight-asian="bold" style:font-name-complex="Liberation Mono" style:font-size-complex="10.5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iberation Mono" fo:font-size="10.5pt" fo:font-weight="bold" officeooo:rsid="000b45f7" officeooo:paragraph-rsid="000b45f7" fo:background-color="transparent" style:font-name-asian="Noto Sans Mono CJK SC" style:font-size-asian="10.5pt" style:font-weight-asian="bold" style:font-name-complex="Liberation Mono" style:font-size-complex="10.5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iberation Mono" fo:font-size="10.5pt" fo:font-weight="normal" officeooo:rsid="0008bd93" officeooo:paragraph-rsid="000a79f2" fo:background-color="transparent" style:font-name-asian="Noto Sans Mono CJK SC" style:font-size-asian="10.5pt" style:font-weight-asian="normal" style:font-name-complex="Liberation Mono" style:font-size-complex="10.5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iberation Mono" fo:font-size="10.5pt" fo:font-weight="normal" officeooo:rsid="000b45f7" officeooo:paragraph-rsid="000b45f7" fo:background-color="transparent" style:font-name-asian="Noto Sans Mono CJK SC" style:font-size-asian="10.5pt" style:font-weight-asian="normal" style:font-name-complex="Liberation Mono" style:font-size-complex="10.5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Liberation Mono" fo:font-size="10pt" fo:font-weight="bold" officeooo:rsid="0008bd93" officeooo:paragraph-rsid="0008bd93" fo:background-color="#ffff00" style:font-name-asian="Noto Sans Mono CJK SC" style:font-size-asian="8.75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Liberation Mono" fo:font-size="10pt" fo:font-weight="normal" officeooo:rsid="0008bd93" officeooo:paragraph-rsid="0008bd93" fo:background-color="transparent" style:font-name-asian="Noto Sans Mono CJK SC" style:font-size-asian="8.75pt" style:font-weight-asian="normal" style:font-name-complex="Liberation Mono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font-name="Liberation Mono" fo:font-size="10pt" fo:font-weight="normal" officeooo:rsid="0008bd93" officeooo:paragraph-rsid="0008bd9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Mono" fo:font-size="10pt" fo:font-weight="normal" officeooo:rsid="0008bd93" officeooo:paragraph-rsid="000b45f7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Liberation Mono" fo:font-size="12pt" fo:font-weight="bold" officeooo:rsid="0008bd93" officeooo:paragraph-rsid="0008bd93" fo:background-color="#ffff00" style:font-name-asian="Noto Sans Mono CJK SC" style:font-size-asian="12pt" style:font-weight-asian="bold" style:font-name-complex="Liberation Mono" style:font-size-complex="12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Mono" fo:font-size="12pt" fo:font-weight="bold" officeooo:rsid="0008bd93" officeooo:paragraph-rsid="0008bd93" fo:background-color="#ffff00" style:font-name-asian="Noto Sans Mono CJK SC" style:font-size-asian="12pt" style:font-weight-asian="bold" style:font-name-complex="Liberation Mono" style:font-size-complex="12pt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officeooo:paragraph-rsid="0006c684"/>
    </style:style>
    <style:style style:name="P23" style:family="paragraph" style:parent-style-name="Preformatted_20_Text">
      <style:paragraph-properties fo:text-align="start" style:justify-single-word="false"/>
      <style:text-properties officeooo:paragraph-rsid="000b45f7"/>
    </style:style>
    <style:style style:name="P24" style:family="paragraph" style:parent-style-name="Preformatted_20_Text">
      <style:paragraph-properties fo:text-align="center" style:justify-single-word="false"/>
      <style:text-properties fo:font-size="13pt" fo:font-weight="bold" officeooo:rsid="0006c684" officeooo:paragraph-rsid="0006c684" fo:background-color="#ffff00" style:font-size-asian="13pt" style:font-weight-asian="bold" style:font-size-complex="13pt" style:font-weight-complex="bold"/>
    </style:style>
    <style:style style:name="T1" style:family="text">
      <style:text-properties officeooo:rsid="0006c684"/>
    </style:style>
    <style:style style:name="T2" style:family="text">
      <style:text-properties style:font-name="Liberation Mono" fo:font-size="10pt" fo:font-weight="bold" officeooo:rsid="000b45f7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style:font-name="Liberation Mono" officeooo:rsid="0006c684" style:font-name-asian="Noto Sans Mono CJK SC" style:font-name-complex="Liberation Mono"/>
    </style:style>
    <style:style style:name="T4" style:family="text">
      <style:text-properties style:font-name="Liberation Mono" fo:font-size="12pt" fo:font-weight="bold" officeooo:rsid="0008bd93" style:font-name-asian="Noto Sans Mono CJK SC" style:font-size-asian="12pt" style:font-weight-asian="bold" style:font-name-complex="Liberation Mono" style:font-size-complex="12pt" style:font-weight-complex="bold"/>
    </style:style>
    <style:style style:name="T5" style:family="text">
      <style:text-properties style:font-name="Liberation Mono" fo:font-size="12pt" fo:font-weight="bold" officeooo:rsid="000b45f7" style:font-name-asian="Noto Sans Mono CJK SC" style:font-size-asian="12pt" style:font-weight-asian="bold" style:font-name-complex="Liberation Mono" style:font-size-complex="12pt" style:font-weight-complex="bold"/>
    </style:style>
    <style:style style:name="T6" style:family="text">
      <style:text-properties style:font-name="Liberation Mono" fo:font-size="12pt" fo:font-weight="bold" officeooo:rsid="0006c684" style:font-name-asian="Noto Sans Mono CJK SC" style:font-size-asian="12pt" style:font-weight-asian="bold" style:font-name-complex="Liberation Mono" style:font-size-complex="12pt" style:font-weight-complex="bold"/>
    </style:style>
    <style:style style:name="T7" style:family="text">
      <style:text-properties fo:font-size="12pt" fo:font-weight="normal" officeooo:rsid="0006c684" style:font-size-asian="12pt" style:font-weight-asian="normal" style:font-size-complex="12pt" style:font-weight-complex="normal"/>
    </style:style>
    <style:style style:name="T8" style:family="text">
      <style:text-properties fo:font-size="12pt" fo:font-weight="bold" officeooo:rsid="0006c68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8bd93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b45f7" style:font-size-asian="12pt" style:font-weight-asian="bold" style:font-size-complex="12pt" style:font-weight-complex="bold"/>
    </style:style>
    <style:style style:name="T11" style:family="text">
      <style:text-properties fo:font-size="12pt" officeooo:rsid="0006c684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8bd93" style:font-weight-asian="bold" style:font-weight-complex="bold"/>
    </style:style>
    <style:style style:name="T14" style:family="text">
      <style:text-properties fo:font-weight="bold" officeooo:rsid="000b45f7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a79f2" style:font-size-asian="10pt" style:font-size-complex="10pt"/>
    </style:style>
    <style:style style:name="T17" style:family="text">
      <style:text-properties officeooo:rsid="000a79f2"/>
    </style:style>
    <style:style style:name="T18" style:family="text">
      <style:text-properties officeooo:rsid="000b45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apport sur jalon 1</text:p>
      <text:p text:style-name="P6"><text:span text:style-name="T1">Module </text:span><text:span text:style-name="T3">CDAA</text:span><text:span text:style-name="T1">– </text:span><text:span text:style-name="T3">C++ &amp; Qt</text:span></text:p>
      <text:p text:style-name="P6"><text:span text:style-name="T1">Licence Sciences et Technologies – </text:span><text:span text:style-name="T3">3ème</text:span><text:span text:style-name="T1"> Année</text:span></text:p>
      <text:p text:style-name="P1"/>
      <text:p text:style-name="P3"><text:span text:style-name="T7">Nom : </text:span><text:span text:style-name="T5">BAH</text:span></text:p>
      <text:p text:style-name="P3"><text:span text:style-name="T7">Prénom : </text:span><text:span text:style-name="T5">Saikou Oumar</text:span></text:p>
      <text:p text:style-name="P3"><text:span text:style-name="T7">Groupe :</text:span><text:span text:style-name="T8"> </text:span><text:span text:style-name="T4">A</text:span><text:span text:style-name="T8">-</text:span><text:span text:style-name="T9">TP1</text:span></text:p>
      <text:p text:style-name="P2"/>
      <text:p text:style-name="P23">Nom : <text:span text:style-name="T6">DIALLO</text:span></text:p>
      <text:p text:style-name="P3">Prénom : <text:span text:style-name="T5">Mamoudou</text:span></text:p>
      <text:p text:style-name="P8">Groupe : <text:span text:style-name="T13">A-TP1</text:span></text:p>
      <text:p text:style-name="P2"/>
      <text:p text:style-name="P9">Classes :</text:p>
      <text:p text:style-name="P9"/>
      <text:p text:style-name="P4">Création des différentes classes :</text:p>
      <text:p text:style-name="P11">Contact :</text:p>
      <text:p text:style-name="P14"><text:span text:style-name="T15">Cette classe représente un contact elle contient son nom, son prénom, le nom de son entreprise, son numéro de téléphone, sa photo et liste d'interaction.</text:span></text:p>
      <text:p text:style-name="P15"><text:span text:style-name="T15">Elle permet de créer </text:span></text:p>
      <text:p text:style-name="P5"><text:span text:style-name="T15"/></text:p>
      <text:p text:style-name="P11">Email :</text:p>
      <text:p text:style-name="P14"><text:span text:style-name="T16">La classe Email, permet de stocker l'adresse mail d'un contact et manipuler séparément ses différentes parties.</text:span></text:p>
      <text:p text:style-name="P5"><text:span text:style-name="T16"/></text:p>
      <text:p text:style-name="P5">Date :</text:p>
      <text:p text:style-name="P17">La classe permet de gérer des dates stockées dans des structures tm notamment de récupérer facilement le jour, le mois, l'année et de l'afficher.</text:p>
      <text:p text:style-name="P5"><text:tab/></text:p>
      <text:p text:style-name="P5">Todo : </text:p>
      <text:p text:style-name="P18">cette classe permet de <text:s/>créer des taches dans l'application avec une description et une date</text:p>
      <text:p text:style-name="P18"/>
      <text:p text:style-name="P5">Interaction :</text:p>
      <text:p text:style-name="P17">cette classe décrit des interactions leu<text:span text:style-name="T17">r</text:span>s contenus ainsi que la date</text:p>
      <text:p text:style-name="P17"/>
      <text:p text:style-name="P12"><text:span text:style-name="T18">Gestion</text:span>Contact :</text:p>
      <text:p text:style-name="P19">cette classe permet de gérer une liste de contact notamment l'ajout et la suppression et l'affichage de toutes les fiches de contact</text:p>
      <text:p text:style-name="P13">GestionInteraction :</text:p>
      <text:p text:style-name="P12"/>
      <text:p text:style-name="P12">G<text:span text:style-name="T18">estionTodo :</text:span></text:p>
      <text:p text:style-name="P19">cette classe permet de gérer une liste de todo notamment l'ajout et la suppression et l'affichage de tous les todos</text:p>
      <text:p text:style-name="P16"/>
      <text:p text:style-name="P21">Lien entre classes 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7T16:26:10.503264387</dc:date>
    <meta:editing-duration>PT20M3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198" meta:character-count="1165" meta:non-whitespace-character-count="990"/>
  </office:meta>
</office:document-meta>
</file>